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695cm" table:align="left"/>
    </style:style>
    <style:style style:name="Tabella1.A" style:family="table-column">
      <style:table-column-properties style:column-width="11.695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1.695cm" table:align="left"/>
    </style:style>
    <style:style style:name="Tabella2.A" style:family="table-column">
      <style:table-column-properties style:column-width="2.593cm"/>
    </style:style>
    <style:style style:name="Tabella2.B" style:family="table-column">
      <style:table-column-properties style:column-width="2.302cm"/>
    </style:style>
    <style:style style:name="Tabella2.C" style:family="table-column">
      <style:table-column-properties style:column-width="2.805cm"/>
    </style:style>
    <style:style style:name="Tabella2.D" style:family="table-column">
      <style:table-column-properties style:column-width="2.408cm"/>
    </style:style>
    <style:style style:name="Tabella2.E" style:family="table-column">
      <style:table-column-properties style:column-width="1.588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e5f33" officeooo:paragraph-rsid="000e5f3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5f33" officeooo:paragraph-rsid="000e5f33" style:font-weight-asian="bold" style:font-weight-complex="bold"/>
    </style:style>
    <style:style style:name="P3" style:family="paragraph" style:parent-style-name="Standard">
      <style:text-properties fo:font-size="13pt" fo:font-weight="normal" officeooo:rsid="000e5f33" officeooo:paragraph-rsid="000e5f33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e6b1e" officeooo:paragraph-rsid="000e6b1e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fb56e" officeooo:paragraph-rsid="000fb56e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19327" officeooo:paragraph-rsid="00119327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officeooo:rsid="00119327" officeooo:paragraph-rsid="00119327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3c4c0" officeooo:paragraph-rsid="0013c4c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5bd69" officeooo:paragraph-rsid="0015bd69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9eea6" officeooo:paragraph-rsid="0019eea6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fo:font-size="13pt" officeooo:rsid="0015bd69" officeooo:paragraph-rsid="0015bd69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5bd69" officeooo:paragraph-rsid="0015bd69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3pt" fo:font-weight="normal" officeooo:rsid="0013c4c0" officeooo:paragraph-rsid="0013c4c0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13c4c0" officeooo:paragraph-rsid="0013c4c0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16b329" officeooo:paragraph-rsid="0016b329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18737b" officeooo:paragraph-rsid="0018737b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19eea6" officeooo:paragraph-rsid="0019eea6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1ba547" officeooo:paragraph-rsid="001ba547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119327" officeooo:paragraph-rsid="00119327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3pt" fo:font-weight="normal" officeooo:rsid="0020c54a" officeooo:paragraph-rsid="0020c54a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216c65" officeooo:paragraph-rsid="00216c65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fo:font-weight="normal" officeooo:rsid="0022e767" officeooo:paragraph-rsid="0022e767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fo:font-weight="normal" officeooo:rsid="00253d29" officeooo:paragraph-rsid="00253d29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fo:font-weight="normal" officeooo:rsid="0026b36b" officeooo:paragraph-rsid="0026b36b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fo:font-weight="bold" officeooo:rsid="001ba547" officeooo:paragraph-rsid="001ba547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weight="bold" officeooo:rsid="001d29e7" officeooo:paragraph-rsid="001d29e7" style:font-size-asian="13pt" style:font-weight-asian="bold" style:font-size-complex="13pt" style:font-weight-complex="bold"/>
    </style:style>
    <style:style style:name="P29" style:family="paragraph" style:parent-style-name="Standard">
      <style:text-properties fo:font-size="13pt" fo:font-weight="bold" officeooo:rsid="001d29e7" officeooo:paragraph-rsid="001ed499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weight="bold" officeooo:rsid="001ed499" officeooo:paragraph-rsid="001ed499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weight="bold" officeooo:rsid="0020c54a" officeooo:paragraph-rsid="0020c54a" style:font-size-asian="13pt" style:font-weight-asian="bold" style:font-size-complex="13pt" style:font-weight-complex="bold"/>
    </style:style>
    <style:style style:name="P32" style:family="paragraph" style:parent-style-name="Standard">
      <style:text-properties fo:font-size="13pt" fo:font-weight="bold" officeooo:rsid="00216c65" officeooo:paragraph-rsid="00216c65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d499" style:font-weight-asian="normal" style:font-weight-complex="normal"/>
    </style:style>
    <style:style style:name="T4" style:family="text">
      <style:text-properties fo:font-weight="normal" officeooo:rsid="00216c65" style:font-weight-asian="normal" style:font-weight-complex="normal"/>
    </style:style>
    <style:style style:name="T5" style:family="text">
      <style:text-properties officeooo:rsid="0021e27c"/>
    </style:style>
    <style:style style:name="T6" style:family="text">
      <style:text-properties style:text-position="super 58%" officeooo:rsid="002495ab"/>
    </style:style>
    <style:style style:name="T7" style:family="text">
      <style:text-properties officeooo:rsid="002495ab"/>
    </style:style>
    <style:style style:name="T8" style:family="text">
      <style:text-properties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GANIZZAZIONE</text:p>
      <text:p text:style-name="P1"/>
      <text:p text:style-name="P1"/>
      <text:p text:style-name="P1"/>
      <text:p text:style-name="P3">Esempi di organizzazione: Famiglia, Azienda, Scuola, Stato.</text:p>
      <text:p text:style-name="P4"/>
      <text:p text:style-name="P6">Un imprenditore...</text:p>
      <text:p text:style-name="P6"/>
      <text:p text:style-name="P4"><text:span text:style-name="T1">Il processo</text:span>: insieme di attività collegate tra loro svolte con continuità col fine di raggiungere un obiettivo.</text:p>
      <text:p text:style-name="P6">Nel processo non 'è rischio ed è ripetitivo.</text:p>
      <text:p text:style-name="P6"/>
      <text:p text:style-name="P5">Un <text:span text:style-name="T1">progetto</text:span> è una <text:span text:style-name="T1">attività unica</text:span> e non di routine.</text:p>
      <text:p text:style-name="P5">Il progetto per essere realizzato deve avere un inizio ed una conclusione.</text:p>
      <text:p text:style-name="P6">Il progetto ha un budget.</text:p>
      <text:p text:style-name="P6"/>
      <text:p text:style-name="P27"><text:span text:style-name="T2">L'</text:span>Obiettivo<text:span text:style-name="T2"> è il risultato che si vuole raggiungere.</text:span></text:p>
      <text:p text:style-name="P27"><text:span text:style-name="T2"/></text:p>
      <text:p text:style-name="P6"/>
      <text:p text:style-name="P15">COSTI – TEMPI -QUALITA'</text:p>
      <text:p text:style-name="P6">Bisogna avere un compromesso tra i tre obiettivi di <text:span text:style-name="T1">costi, qualità </text:span>e <text:span text:style-name="T1">tempo.</text:span></text:p>
      <text:p text:style-name="P4"/>
      <text:p text:style-name="P6">La differenza tra il progetto e il processo è il <text:span text:style-name="T1">rischio.</text:span></text:p>
      <text:p text:style-name="P9"/>
      <text:p text:style-name="P9"/>
      <text:p text:style-name="P10">Core Business: <text:span text:style-name="T2">cosa vuole fare l'imprenditore con la sua attività.</text:span></text:p>
      <text:p text:style-name="P16"/>
      <text:p text:style-name="P16"><text:tab/>Vincoli <text:s text:c="4"/>Risorse</text:p>
      <text:p text:style-name="P10"><text:span text:style-name="T2">Input -&gt; </text:span>PROCESSO<text:span text:style-name="T2"> -&gt; Output</text:span></text:p>
      <text:p text:style-name="P16"><text:tab/> <text:s text:c="5"/>Controlli</text:p>
      <text:p text:style-name="P16"/>
      <text:p text:style-name="P16"/>
      <text:p text:style-name="P10"><text:span text:style-name="T2">le </text:span>materie prime<text:span text:style-name="T2"> (input) sono date dai fornitori.</text:span></text:p>
      <text:p text:style-name="P10"><text:span text:style-name="T2">Con </text:span>controlli<text:span text:style-name="T2"> si intende i controlli di qualità.</text:span></text:p>
      <text:p text:style-name="P10"><text:span text:style-name="T2">Con Output si intende i </text:span>clienti.</text:p>
      <text:p text:style-name="P10"/>
      <text:p text:style-name="P7"/>
      <text:p text:style-name="P11">Porter:</text:p>
      <text:p text:style-name="P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8"><draw:frame text:anchor-type="paragraph" draw:z-index="0" draw:name="Forma1" draw:style-name="gr1" draw:text-style-name="P33" svg:width="2.303cm" svg:height="0.927cm" draw:transform="rotate (0.879122344229544) translate (12.3525138888889cm 3.60009722222222cm)"><draw:text-box><text:p><text:span text:style-name="T8">Margine</text:span></text:p></draw:text-box></draw:frame>Infrastruttura </text:p>
          </table:table-cell>
        </table:table-row>
        <table:table-row>
          <table:table-cell table:style-name="Tabella1.A2" office:value-type="string">
            <text:p text:style-name="P8">Gestione risorse umane</text:p>
          </table:table-cell>
        </table:table-row>
        <table:table-row>
          <table:table-cell table:style-name="Tabella1.A2" office:value-type="string">
            <text:p text:style-name="P8">Sviluppo tecnologico</text:p>
          </table:table-cell>
        </table:table-row>
        <table:table-row>
          <table:table-cell table:style-name="Tabella1.A2" office:value-type="string">
            <text:p text:style-name="P14">Approvigionamenti</text:p>
          </table:table-cell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3">Logistica in ingresso</text:p>
          </table:table-cell>
          <table:table-cell table:style-name="Tabella2.A1" office:value-type="string">
            <text:p text:style-name="P13">Operation </text:p>
          </table:table-cell>
          <table:table-cell table:style-name="Tabella2.A1" office:value-type="string">
            <text:p text:style-name="P13"><text:s/>Logistica in uscita </text:p>
          </table:table-cell>
          <table:table-cell table:style-name="Tabella2.A1" office:value-type="string">
            <text:p text:style-name="P13"><text:s/>Marketing e Vendite</text:p>
          </table:table-cell>
          <table:table-cell table:style-name="Tabella2.E1" office:value-type="string">
            <text:p text:style-name="P13">Servizi</text:p>
          </table:table-cell>
        </table:table-row>
      </table:table>
      <text:p text:style-name="P16"/>
      <text:p text:style-name="P17"><text:soft-page-break/>Margine: è la differenza tra le vendite e i costi.</text:p>
      <text:p text:style-name="P17"/>
      <text:p text:style-name="P18">ORGANIGRAMMA </text:p>
      <text:p text:style-name="P18">E' un documento per esprimere i soggetti di un azienda ed individuare che funzione svolgono e in quale ambito</text:p>
      <text:p text:style-name="P18"/>
      <text:p text:style-name="P12">PMO<text:span text:style-name="T2">: Ufficio che si dedica alla gestione del progetto.</text:span></text:p>
      <text:p text:style-name="P19"/>
      <text:p text:style-name="P27">Strutture organizzative: </text:p>
      <text:p text:style-name="P20">- per funzione</text:p>
      <text:p text:style-name="P20">- a matrice</text:p>
      <text:p text:style-name="P20">- divisioni</text:p>
      <text:p text:style-name="P20"/>
      <text:p text:style-name="P27">Tipi di valutazione di un progetto:</text:p>
      <text:p text:style-name="P20">- Economico</text:p>
      <text:p text:style-name="P20">- Temporale</text:p>
      <text:p text:style-name="P20">- Fattibilità tecnica</text:p>
      <text:p text:style-name="P20"/>
      <text:p text:style-name="P20">Bisogna fare un <text:span text:style-name="T1">piano di progetto:</text:span></text:p>
      <text:p text:style-name="P20"/>
      <text:p text:style-name="P20">vado a valutare i costi e i possibili ricavi</text:p>
      <text:p text:style-name="P20"/>
      <text:p text:style-name="P27">SAL<text:span text:style-name="T2"> <text:s/>(Stato avanzamento lavori)</text:span></text:p>
      <text:p text:style-name="P27"><text:span text:style-name="T2">Punti in cui si va a verificare quanto ci si è avvicinati alla propria previsione.</text:span></text:p>
      <text:p text:style-name="P27"><text:span text:style-name="T2"/></text:p>
      <text:p text:style-name="P28">Obiettivi SMART<text:span text:style-name="T2"> (Specific Measurable Achievable Realistic Time defined)</text:span></text:p>
      <text:p text:style-name="P28"><text:span text:style-name="T2">Devono essere raggiungibili in maniera puntuale.</text:span></text:p>
      <text:p text:style-name="P28"><text:span text:style-name="T2">Deve essere misurabile.</text:span></text:p>
      <text:p text:style-name="P28"><text:span text:style-name="T2">Devono essere raggiungibili.</text:span></text:p>
      <text:p text:style-name="P28"><text:span text:style-name="T2">Devono essere realistici.</text:span></text:p>
      <text:p text:style-name="P28"><text:span text:style-name="T2">E ben definiti in un arco di tempo.</text:span></text:p>
      <text:p text:style-name="P28"><text:span text:style-name="T2"/></text:p>
      <text:p text:style-name="P28"><text:span text:style-name="T2"/></text:p>
      <text:p text:style-name="P28">Ciclo di vita del progetto:</text:p>
      <text:p text:style-name="P28"><text:span text:style-name="T2"/></text:p>
      <text:p text:style-name="P29"><text:span text:style-name="T3">1)</text:span><text:span text:style-name="T2"> </text:span><text:span text:style-name="T3">P</text:span><text:span text:style-name="T2">ianificazione (Delle risorse) </text:span></text:p>
      <text:p text:style-name="P29"><text:span text:style-name="T3">2)</text:span><text:span text:style-name="T2"> </text:span><text:span text:style-name="T3">Progettazione (Output di prodotto o servizio)</text:span></text:p>
      <text:p text:style-name="P29"><text:span text:style-name="T3">3) Realizzazione e test (Realizzazione del prototipo e controllo)</text:span></text:p>
      <text:p text:style-name="P29"><text:span text:style-name="T3">4) Implementazione (Formazione degli operai)</text:span></text:p>
      <text:p text:style-name="P30"><text:span text:style-name="T2">5) Revisione finale (Controllo tra quello programmato e l'effettivo risultato)</text:span></text:p>
      <text:p text:style-name="P30"><text:span text:style-name="T2"/></text:p>
      <text:p text:style-name="P31"><text:span text:style-name="T2">Analisi </text:span>costi / benefici</text:p>
      <text:p text:style-name="P22"/>
      <text:p text:style-name="P31">Centro di costo<text:span text:style-name="T2"> </text:span><text:span text:style-name="T4">(Costi che vado ad utilizzare in un singolo progetto)</text:span></text:p>
      <text:p text:style-name="P22"/>
      <text:p text:style-name="P23">R – C <text:s/>(Ricavi – Costi)</text:p>
      <text:p text:style-name="P23"/>
      <text:p text:style-name="P23"/>
      <text:p text:style-name="P32"><text:soft-page-break/>Strumenti di analisi quantitativa</text:p>
      <text:p text:style-name="P32"/>
      <text:p text:style-name="P23">Analizzare in quanto tempo si riesce a rientrare dal mio investimento.</text:p>
      <text:p text:style-name="P23"/>
      <text:p text:style-name="P23">I = 300.000€</text:p>
      <text:p text:style-name="P23">R = 100.000€</text:p>
      <text:p text:style-name="P23"/>
      <text:p text:style-name="P23">PBP <text:span text:style-name="T5">(Payback Period ):<text:tab/></text:span>I / R = 3. Dal quarto anno in poi l'investimento sarà positivo.</text:p>
      <text:p text:style-name="P26">Break even: Punto di pareggio.</text:p>
      <text:p text:style-name="P26">Cf = Costi fissi (affitto magazzino, etc)</text:p>
      <text:p text:style-name="P25">Q = quantità.</text:p>
      <text:p text:style-name="P25"/>
      <text:p text:style-name="P24">R<text:span text:style-name="T7">t</text:span> = Ru x Q</text:p>
      <text:p text:style-name="P24">Ct = Cf + Cu</text:p>
      <text:p text:style-name="P24">Cv = Cw + Q</text:p>
      <text:p text:style-name="P24"/>
      <text:p text:style-name="P24">Cf + Cvu Q = RuQ</text:p>
      <text:p text:style-name="P24"/>
      <text:p text:style-name="P24">(Ru – Cvu)Q = Cf</text:p>
      <text:p text:style-name="P24">Q<text:span text:style-name="T6">x</text:span> = CF / (Ru - Cv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9M59S</meta:editing-duration>
    <meta:editing-cycles>9</meta:editing-cycles>
    <meta:generator>LibreOffice/5.2.1.2$Windows_x86 LibreOffice_project/31dd62db80d4e60af04904455ec9c9219178d620</meta:generator>
    <dc:date>2017-10-21T11:13:14.877000000</dc:date>
    <meta:document-statistic meta:table-count="2" meta:image-count="0" meta:object-count="0" meta:page-count="3" meta:paragraph-count="74" meta:word-count="428" meta:character-count="2601" meta:non-whitespace-character-count="2221"/>
    <meta:user-defined meta:name="Info 1"/>
    <meta:user-defined meta:name="Info 2"/>
    <meta:user-defined meta:name="Info 3"/>
    <meta:user-defined meta:name="Info 4"/>
  </office:meta>
</office:document-meta>
</file>